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7ca" officeooo:paragraph-rsid="000fd7ca"/>
    </style:style>
    <style:style style:name="P2" style:family="paragraph" style:parent-style-name="Standard">
      <style:text-properties officeooo:rsid="0010b67f" officeooo:paragraph-rsid="0010b67f"/>
    </style:style>
    <style:style style:name="P3" style:family="paragraph" style:parent-style-name="Standard">
      <style:text-properties officeooo:rsid="00121f6c" officeooo:paragraph-rsid="00121f6c"/>
    </style:style>
    <style:style style:name="P4" style:family="paragraph" style:parent-style-name="Standard">
      <style:text-properties officeooo:rsid="00128f0a" officeooo:paragraph-rsid="00128f0a"/>
    </style:style>
    <style:style style:name="P5" style:family="paragraph" style:parent-style-name="Standard">
      <style:text-properties officeooo:rsid="0012f9d5" officeooo:paragraph-rsid="0012f9d5"/>
    </style:style>
    <style:style style:name="P6" style:family="paragraph" style:parent-style-name="Standard">
      <style:text-properties officeooo:rsid="0013df8c" officeooo:paragraph-rsid="0013df8c"/>
    </style:style>
    <style:style style:name="P7" style:family="paragraph" style:parent-style-name="Standard">
      <style:text-properties officeooo:rsid="0015cc57" officeooo:paragraph-rsid="0015cc57"/>
    </style:style>
    <style:style style:name="P8" style:family="paragraph" style:parent-style-name="Standard">
      <style:text-properties officeooo:rsid="00163d2b" officeooo:paragraph-rsid="00163d2b"/>
    </style:style>
    <style:style style:name="P9" style:family="paragraph" style:parent-style-name="Standard">
      <style:text-properties officeooo:rsid="00164a3a" officeooo:paragraph-rsid="00164a3a"/>
    </style:style>
    <style:style style:name="P10" style:family="paragraph" style:parent-style-name="Standard">
      <style:text-properties officeooo:rsid="00164a3a" officeooo:paragraph-rsid="00171804"/>
    </style:style>
    <style:style style:name="P11" style:family="paragraph" style:parent-style-name="Standard">
      <style:text-properties officeooo:rsid="0018605d" officeooo:paragraph-rsid="0018605d"/>
    </style:style>
    <style:style style:name="T1" style:family="text">
      <style:text-properties officeooo:rsid="0010b6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ixit epitelial: avascular</text:p>
      <text:p text:style-name="P1"/>
      <text:p text:style-name="P1">Funcions epitelials: </text:p>
      <text:p text:style-name="P1">- Protecció – epitelis de revestiment que recobreixen superfícies externes i internes del cos</text:p>
      <text:p text:style-name="P1">- Secreció – epitelis secretors, porció secretora...</text:p>
      <text:p text:style-name="P1">- Transport</text:p>
      <text:p text:style-name="P1">- Funció absortiva</text:p>
      <text:p text:style-name="P1">- Funció receptora</text:p>
      <text:p text:style-name="P1"/>
      <text:p text:style-name="P1">Característiques</text:p>
      <text:p text:style-name="P1">- Polaritat: distribució asimètrica dels components cel·lulars en eixos definits.</text:p>
      <text:p text:style-name="P1">- Unions intercel·lulars especialitzades</text:p>
      <text:p text:style-name="P1">- Membrana basal – <text:span text:style-name="T1">només es troba als teixits epitelials.</text:span></text:p>
      <text:p text:style-name="P1"/>
      <text:p text:style-name="P2">Membranes tenen tres regions: </text:p>
      <text:p text:style-name="P2">- Apical: en contacte amb la superfície externa. Poden presentar especialitzacions</text:p>
      <text:p text:style-name="P2">- Lateral: en contacte amb cèl·lules contigues: unions intercel·lulars</text:p>
      <text:p text:style-name="P2">- Basal: en contacte amb la membrana basal: unions cèl·lula-matriu.</text:p>
      <text:p text:style-name="P1"/>
      <text:p text:style-name="P3">Unions estretes: formen una barrera: àrees segellat focal</text:p>
      <text:p text:style-name="P3"><text:line-break/>Unions adherents: uneixen mecànicament les cèl·lules</text:p>
      <text:p text:style-name="P3"><text:tab/>Zonula adherents: filaments d’actina en el citoesquelete</text:p>
      <text:p text:style-name="P3"><text:tab/>Desmosoma: filaments intermedis del citoesquelet</text:p>
      <text:p text:style-name="P3"><text:tab/>Hemidesmosoma. Unió a la matriu extracel·lular</text:p>
      <text:p text:style-name="P3"/>
      <text:p text:style-name="P3">Unions comunicants: connecten cèl·lules contigües mitjançant canals. Permeten comunicació química i elèctrica ràpida. </text:p>
      <text:p text:style-name="P3"/>
      <text:p text:style-name="P3">Compleos d’unió</text:p>
      <text:p text:style-name="P3"/>
      <text:p text:style-name="P3"/>
      <text:p text:style-name="P3"/>
      <text:p text:style-name="P3"/>
      <text:p text:style-name="P3"/>
      <text:p text:style-name="P3">Membrana basal: capa de gruix variable sobre la qual es troba la superfície basal dels epitelis. Nexe d’unió amb el teixit connectiu. </text:p>
      <text:p text:style-name="P3"/>
      <text:p text:style-name="P3"><text:tab/>Formada per làmina basal i làmina reticular</text:p>
      <text:p text:style-name="P3"><text:tab/>Composta per 50 proteïnes de 4 grups: col·làgens, laminines, glucoproteïnes i proteoglucans. </text:p>
      <text:p text:style-name="P3"/>
      <text:p text:style-name="P4">Tinció hematoxilina-eosina: més comú</text:p>
      <text:p text:style-name="P4"/>
      <text:p text:style-name="P5">Especialitzacions de la regió apical</text:p>
      <text:p text:style-name="P5">- Cilis</text:p>
      <text:p text:style-name="P5">- Estereocilis</text:p>
      <text:p text:style-name="P5">- Microvellositats</text:p>
      <text:p text:style-name="P5"/>
      <text:p text:style-name="P5"/>
      <text:p text:style-name="P5"/>
      <text:p text:style-name="P5"/>
      <text:p text:style-name="P5"><text:soft-page-break/>Microvellositats: prolongacions citoplasmàtiques digitiformes immòbils</text:p>
      <text:p text:style-name="P5">- augmenten la superfície absortiva</text:p>
      <text:p text:style-name="P5">- feix central de filaments d’actina</text:p>
      <text:p text:style-name="P5"/>
      <text:p text:style-name="P5">- presents en la majoria de les cèl·lules epitelials</text:p>
      <text:p text:style-name="P5">- formes i quantitats variables</text:p>
      <text:p text:style-name="P5">- longitud de un micrometre.</text:p>
      <text:p text:style-name="P5"/>
      <text:p text:style-name="P6">Estereocilis</text:p>
      <text:p text:style-name="P6">- Llargs</text:p>
      <text:p text:style-name="P6">- Immòbils</text:p>
      <text:p text:style-name="P6"/>
      <text:p text:style-name="P6"/>
      <text:p text:style-name="P6">Cilis: </text:p>
      <text:p text:style-name="P6">- Móbils</text:p>
      <text:p text:style-name="P6">- Mitjans</text:p>
      <text:p text:style-name="P6">- Permeten desplaçaments de coses</text:p>
      <text:p text:style-name="P6">- 9+2</text:p>
      <text:p text:style-name="P6"/>
      <text:p text:style-name="P6">Característiques epitelis. </text:p>
      <text:p text:style-name="P6">- Segons nombre de capa</text:p>
      <text:p text:style-name="P6"><text:tab/>Simple</text:p>
      <text:p text:style-name="P6"><text:tab/>Estratificat</text:p>
      <text:p text:style-name="P6">Segons forma de les cèl·lules més superficials</text:p>
      <text:p text:style-name="P6"><text:tab/>Planes: altura mínima </text:p>
      <text:p text:style-name="P6"><text:tab/>Cúbiques: en forma de cub <text:tab/></text:p>
      <text:p text:style-name="P6"><text:tab/>Cilíndric</text:p>
      <text:p text:style-name="P6"><text:tab/>Triangular</text:p>
      <text:p text:style-name="P6"/>
      <text:p text:style-name="P6"/>
      <text:p text:style-name="P7">Glàndules</text:p>
      <text:p text:style-name="P7">- Sintetitzen i secreten un producte específic</text:p>
      <text:p text:style-name="P7">Glàndules exocrines (fora) i endocrines (sang) </text:p>
      <text:p text:style-name="P6"/>
      <text:p text:style-name="P7">Porció secretora i conductora</text:p>
      <text:p text:style-name="P7"/>
      <text:p text:style-name="P7">Formes secretores: tubular, acinar, alveolar. </text:p>
      <text:p text:style-name="P7"/>
      <text:p text:style-name="P8">Teixit connectiu. </text:p>
      <text:p text:style-name="P8">- Cèl·lules + matriu extracel·lular</text:p>
      <text:p text:style-name="P8"/>
      <text:p text:style-name="P8"/>
      <text:p text:style-name="P8">Fibres de col·lagen: sintetitzat per fibroblasts, osteoblasts i condroblasts. Proporciona força de tensió</text:p>
      <text:p text:style-name="P8"/>
      <text:p text:style-name="P8">28 tipus de col·lagen: prinicpals: I III IV</text:p>
      <text:p text:style-name="P8"/>
      <text:p text:style-name="P8">Triple hèlix d’aa que formen molècules de col·làgen → fibrilles → fibres de col·lagen </text:p>
      <text:p text:style-name="P8"/>
      <text:p text:style-name="P8"/>
      <text:p text:style-name="P8"/>
      <text:p text:style-name="P8"/>
      <text:p text:style-name="P8"><text:soft-page-break/>Fibres elàstiques: fibres primes i refringents. Es ramifiquen i anastomosen amb fibres adjacents formant xarxes laxes. </text:p>
      <text:p text:style-name="P8"/>
      <text:p text:style-name="P9">Col·lagen I: gruixut </text:p>
      <text:p text:style-name="P9">Col·lagen III: prim</text:p>
      <text:p text:style-name="P9"/>
      <text:p text:style-name="P9">Fibres elàstiques. Refringents (brillen) </text:p>
      <text:p text:style-name="P9"/>
      <text:p text:style-name="P9">MEC: substància fonamental. Ocupa espai entre cèl·lules i fibres. Hidratat i de consistència gelatinosa. Glucosaminoglucans, proteoglucans, glucoproteïnes estructurals. </text:p>
      <text:p text:style-name="P9"/>
      <text:p text:style-name="P9"/>
      <text:p text:style-name="P9">Cèl·lules del teixit connectiu.</text:p>
      <text:p text:style-name="P9">S’agrupen en dues categories: fixes i mòbils</text:p>
      <text:p text:style-name="P9"/>
      <text:p text:style-name="P9">Fixes: població estable i característica de cada teixit connectiu (fibroblasts) </text:p>
      <text:p text:style-name="P9"><text:s/>Mòbils: es desenvolupen a la medul·la òssia i passen a la sang (cèl·lules del sistema immune)</text:p>
      <text:p text:style-name="P9"/>
      <text:p text:style-name="P9"/>
      <text:p text:style-name="P9">Teixit connectiu embrionari: mesenquimàtic / muscos </text:p>
      <text:p text:style-name="P9"/>
      <text:p text:style-name="P9">Teixit connectiu adult </text:p>
      <text:p text:style-name="P9">- propiament dit</text:p>
      <text:p text:style-name="P9">- especialitzat</text:p>
      <text:p text:style-name="P9"/>
      <text:p text:style-name="P9"/>
      <text:p text:style-name="P9">Embrionari: </text:p>
      <text:p text:style-name="P9">En els dos (mesenquimàtic / mucós) tot està molt espaiat </text:p>
      <text:p text:style-name="P9">Diferències: més cèl·lules al mesenquimàtic que al mucós, cèl·lules pluripotents </text:p>
      <text:p text:style-name="P9"/>
      <text:p text:style-name="P9"/>
      <text:p text:style-name="P9">Teixit connectiu lax adult</text:p>
      <text:p text:style-name="P9">- Teixit connectiu no especialitzat</text:p>
      <text:p text:style-name="P9">- Fibres separades</text:p>
      <text:p text:style-name="P9">- Substància fonamental predomina a la MEC</text:p>
      <text:p text:style-name="P9">- Zones sense tensions mecàniques (fetge, medul·la òssia(</text:p>
      <text:p text:style-name="P9">- Diversitat cel·lular</text:p>
      <text:p text:style-name="P9"/>
      <text:p text:style-name="P9">Teixit connectiu dens </text:p>
      <text:p text:style-name="P10">- Teixit connectiu no especialitzat</text:p>
      <text:p text:style-name="P10">- Fibres compactades, pocs espais </text:p>
      <text:p text:style-name="P10">- Fibres de col·làgen i elastines predominen a la MEC.</text:p>
      <text:p text:style-name="P10">- </text:p>
      <text:p text:style-name="P10">- Poca Diversitat cel·lular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Teixit adipós blanc: connectiu especialitzat (emmagatzemar lípids) </text:p>
      <text:p text:style-name="P11"/>
      <text:p text:style-name="P11">Cada bola és una cèl·lula (adipòcit) </text:p>
      <text:p text:style-name="P11"/>
      <text:p text:style-name="P11">Gota lipídica mou nucli a la perifèria (unilocular perquè només tenen una gota lipídica) </text:p>
      <text:p text:style-name="P11"/>
      <text:p text:style-name="P11">Teixit adipós marró: en nadons. Generen calor. Moltes gotes lipídiques (multilocular) <text:s/>més petits que els unilocular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9:45:16.522197486</meta:creation-date>
    <dc:date>2025-01-07T10:29:00.134582605</dc:date>
    <meta:editing-duration>PT43M41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4" meta:paragraph-count="95" meta:word-count="553" meta:character-count="4019" meta:non-whitespace-character-count="3512"/>
  </office:meta>
</office:document-meta>
</file>